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54066882228068509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84463124508757411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19714871169445310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790799353332594533"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75744332631603840"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24171896121356915" text:style-name="L6">
        <text:list-item>
          <text:list>
            <text:list-header>
              <text:p text:style-name="P205"><text:span text:style-name="T2">warm up:</text:span> 0.2 mile jog and rest 2 minutes</text:p>
              <text:p text:style-name="P205"><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86223833045740777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183518425830275539"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300654" text:continue-list="list886223833045740777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3716316102756624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2009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31312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309180" text:continue-numbering="true" text:style-name="L9">
        <text:list-item>
          <text:list>
            <text:list-header>
              <text:p text:style-name="P206">Warm down: <text:span text:style-name="T3">0.25 mile jog home</text:span></text:p>
              <text:p text:style-name="P207"/>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319477"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308548"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50966761660246703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10827072965541662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180199375007286919"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17413" text:continue-numbering="true" text:style-name="L12">
        <text:list-item>
          <text:list>
            <text:list-header>
              <text:p text:style-name="P211">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654421294903801767" text:style-name="L13">
        <text:list-item>
          <text:list>
            <text:list-header>
              <text:p text:style-name="P200">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22264275619496091"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406840243300975772" text:style-name="L15">
        <text:list-item>
          <text:list>
            <text:list-header>
              <text:p text:style-name="P181">1.5 miles averaging about 9:40/mile and rest 1 min</text:p>
            </text:list-header>
          </text:list>
        </text:list-item>
      </text:list>
      <text:p text:style-name="P24">1 mile in 8:26 and rest 2 min</text:p>
      <text:list xml:id="list4330138758010484820"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731706287699288442" text:style-name="L17">
        <text:list-item>
          <text:list>
            <text:list-header>
              <text:p text:style-name="P183">5.25 miles on roads and bike paths in Oosterwold</text:p>
              <text:p text:style-name="P201">Average pace: 11:08/mile</text:p>
              <text:p text:style-name="P20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04454" text:continue-numbering="true" text:style-name="L17">
        <text:list-item>
          <text:list>
            <text:list-header>
              <text:p text:style-name="P183">5.25 miles on roads and bike paths in Oosterwold</text:p>
              <text:p text:style-name="P201">Average pace: 9:52/mile</text:p>
              <text:p text:style-name="P201">Warm down: 0.25 miles</text:p>
            </text:list-header>
          </text:list>
        </text:list-item>
      </text:list>
      <text:p text:style-name="P10"/>
      <text:p text:style-name="P24">Tues May 17, 2022 no running</text:p>
      <text:list xml:id="list5136292242533028558"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86701676869880175"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8559833317175741284"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298363" text:continue-list="list3886701676869880175" text:style-name="L19">
        <text:list-item>
          <text:list>
            <text:list-header>
              <text:p text:style-name="P185">(Pace*HR)=1240</text:p>
            </text:list-header>
          </text:list>
        </text:list-item>
      </text:list>
      <text:list xml:id="list39318265" text:continue-list="list5136292242533028558" text:style-name="L18">
        <text:list-item>
          <text:list>
            <text:list-header>
              <text:p text:style-name="P184">2 miles at 10:46/mile Ave HR= 121 bpm and rest a few minutes</text:p>
            </text:list-header>
          </text:list>
        </text:list-item>
      </text:list>
      <text:list xml:id="list39309784" text:continue-list="list39298363"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9324515"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287877251047121146"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899363203999741110"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439965238609496185" text:style-name="L23">
        <text:list-item>
          <text:list>
            <text:list-header>
              <text:p text:style-name="P202">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884798415162725375" text:style-name="L24">
        <text:list-item>
          <text:p text:style-name="P210">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721935690338947468"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194102258448950089"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9325980" text:continue-numbering="true" text:style-name="L26">
        <text:list-item>
          <text:list>
            <text:list-header>
              <text:p text:style-name="P189">0.1 mile lead in to a 4 mile run</text:p>
              <text:p text:style-name="P203">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324517"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138332333364117514"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82133031014267449"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066257893271093041"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023989014864506352"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447603089381733768"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828729509708428166" text:style-name="L32">
        <text:list-item>
          <text:list>
            <text:list-header>
              <text:p text:style-name="P195">0.25 miles in 2:54</text:p>
              <text:p text:style-name="P195">1 mile in 9:21 going faster as I ran and ending at around 8:30 pace</text:p>
            </text:list-header>
          </text:list>
        </text:list-item>
      </text:list>
      <text:list xml:id="list288011425744685426"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473626362884635318"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398892057650770732"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86494542579756567"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459807147696413441" text:style-name="L37">
        <text:list-item>
          <text:list>
            <text:list-header>
              <text:p text:style-name="P20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ext:soft-page-break/>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5T19:04:38.55</dc:date>
    <dc:creator>James Lombardi</dc:creator>
    <meta:editing-duration>P23DT19H38M38S</meta:editing-duration>
    <meta:editing-cycles>1920</meta:editing-cycles>
    <meta:generator>OpenOffice/4.1.2$Win32 OpenOffice.org_project/412m3$Build-9782</meta:generator>
    <meta:document-statistic meta:table-count="0" meta:image-count="9" meta:object-count="0" meta:page-count="192" meta:paragraph-count="5571" meta:word-count="60263" meta:character-count="308971"/>
  </office:meta>
</office:document-meta>
</file>